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ViipuriHeadingMain">Положение по использованию средств и материалов объективного контроля (СОК) при обслуживании воздушного движения в филиале "МЦ АУВД" ФГУП "Госкорпорация по ОрВД"</text:p>
      <text:p text:style-name="ViipuriHeadingMai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fo:line-height="115%" fo:keep-together="always" fo:keep-with-next="always"/>
      <style:text-properties fo:color="#ae9638" style:font-name="Calibri" fo:font-size="14pt" fo:language="en" fo:country="US" fo:font-weight="bold" style:font-name-asian="Times New Roman" style:font-size-asian="14pt" style:font-weight-asian="bold" style:font-name-complex="Times New Roman" style:font-size-complex="14pt" style:language-complex="en" style:country-complex="US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fo:line-height="115%" fo:keep-together="always" fo:keep-with-next="always"/>
      <style:text-properties fo:color="#ceb966" style:font-name="Calibri" fo:font-size="13pt" fo:language="en" fo:country="US" fo:font-weight="bold" style:font-name-asian="Times New Roman" style:font-size-asian="13pt" style:font-weight-asian="bold" style:font-name-complex="Times New Roman" style:font-size-complex="13pt" style:language-complex="en" style:country-complex="US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fo:line-height="115%" fo:keep-together="always" fo:keep-with-next="always"/>
      <style:text-properties fo:color="#ceb966" style:font-name="Calibri" fo:font-size="11pt" fo:language="en" fo:country="US" fo:font-weight="bold" style:font-name-asian="Times New Roman" style:font-size-asian="11pt" style:font-weight-asian="bold" style:font-name-complex="Times New Roman" style:font-size-complex="11pt" style:language-complex="en" style:country-complex="US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fo:line-height="115%" fo:keep-together="always" fo:keep-with-next="always"/>
      <style:text-properties fo:color="#ceb966" style:font-name="Calibri" fo:font-size="11pt" fo:language="en" fo:country="US" fo:font-style="italic" fo:font-weight="bold" style:font-name-asian="Times New Roman" style:font-size-asian="11pt" style:font-style-asian="italic" style:font-weight-asian="bold" style:font-name-complex="Times New Roman" style:font-size-complex="11pt" style:language-complex="en" style:country-complex="US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fo:line-height="115%" fo:keep-together="always" fo:keep-with-next="always"/>
      <style:text-properties fo:color="#746325" style:font-name="Calibri" fo:font-size="11pt" fo:language="en" fo:country="US" style:font-name-asian="Times New Roman" style:font-size-asian="11pt" style:font-name-complex="Times New Roman" style:font-size-complex="11pt" style:language-complex="en" style:country-complex="U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fo:line-height="115%" fo:keep-together="always" fo:keep-with-next="always"/>
      <style:text-properties fo:color="#746325" style:font-name="Calibri" fo:font-size="11pt" fo:language="en" fo:country="US" fo:font-style="italic" style:font-name-asian="Times New Roman" style:font-size-asian="11pt" style:font-style-asian="italic" style:font-name-complex="Times New Roman" style:font-size-complex="11pt" style:language-complex="en" style:country-complex="US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fo:line-height="115%" fo:keep-together="always" fo:keep-with-next="always"/>
      <style:text-properties fo:color="#404040" style:font-name="Calibri" fo:font-size="11pt" fo:language="en" fo:country="US" fo:font-style="italic" style:font-name-asian="Times New Roman" style:font-size-asian="11pt" style:font-style-asian="italic" style:font-name-complex="Times New Roman" style:font-size-complex="11pt" style:language-complex="en" style:country-complex="US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fo:line-height="115%" fo:keep-together="always" fo:keep-with-next="always"/>
      <style:text-properties fo:color="#ceb966" style:font-name="Calibri" fo:font-size="10pt" fo:language="en" fo:country="US" style:font-name-asian="Times New Roman" style:font-size-asian="10pt" style:font-name-complex="Times New Roman" style:font-size-complex="10pt" style:language-complex="en" style:country-complex="US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fo:line-height="115%" fo:keep-together="always" fo:keep-with-next="always"/>
      <style:text-properties fo:color="#404040" style:font-name="Calibri" fo:font-size="10pt" fo:language="en" fo:country="US" fo:font-style="italic" style:font-name-asian="Times New Roman" style:font-size-asian="10pt" style:font-style-asian="italic" style:font-name-complex="Times New Roman" style:font-size-complex="10pt" style:language-complex="en" style:country-complex="US" style:font-style-complex="italic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in" fo:margin-bottom="0.139in"/>
      <style:text-properties fo:color="#ceb966" style:font-name="Cambria" fo:font-size="9pt" fo:language="en" fo:country="US" fo:font-weight="bold" style:font-size-asian="9pt" style:font-weight-asian="bold" style:font-name-complex="Cambria" style:font-size-complex="9pt" style:language-complex="en" style:country-complex="US" style:font-weight-complex="bold"/>
    </style:style>
    <style:style style:name="Subtitle" style:family="paragraph" style:parent-style-name="Standard" style:next-style-name="Standard" style:class="chapter">
      <style:paragraph-properties fo:margin-top="0in" fo:margin-bottom="0.139in" fo:line-height="115%"/>
      <style:text-properties fo:color="#ceb966" style:font-name="Calibri" fo:letter-spacing="0.0102in" fo:language="en" fo:country="US" fo:font-style="italic" style:font-name-asian="Times New Roman" style:font-style-asian="italic" style:font-name-complex="Times New Roman" style:language-complex="en" style:country-complex="US" style:font-style-complex="italic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mbria" fo:font-size="11pt" fo:language="en" fo:country="US" style:font-name-asian="Cambria" style:font-size-asian="11pt" style:font-name-complex="Times New Roman" style:font-size-complex="11pt" style:language-complex="en" style:country-complex="US"/>
    </style:style>
    <style:style style:name="Абзац_20_списка" style:display-name="Абзац списка" style:family="paragraph" style:parent-style-name="Standard">
      <style:paragraph-properties fo:margin="100%" fo:margin-left="0.5in" fo:margin-right="0in" fo:margin-top="0in" fo:margin-bottom="0.139in" fo:line-height="115%" fo:text-indent="0in" style:auto-text-indent="false"/>
      <style:text-properties style:font-name="Cambria" fo:font-size="11pt" fo:language="en" fo:country="US" style:font-size-asian="11pt" style:font-name-complex="Cambria" style:font-size-complex="11pt" style:language-complex="en" style:country-complex="US"/>
    </style:style>
    <style:style style:name="Цитата_20_2" style:display-name="Цитата 2" style:family="paragraph" style:parent-style-name="Standard" style:next-style-name="Standard">
      <style:paragraph-properties fo:margin-top="0in" fo:margin-bottom="0.139in" fo:line-height="115%"/>
      <style:text-properties fo:color="#000000" style:font-name="Cambria" fo:font-size="11pt" fo:language="en" fo:country="US" fo:font-style="italic" style:font-size-asian="11pt" style:font-style-asian="italic" style:font-name-complex="Cambria" style:font-size-complex="11pt" style:language-complex="en" style:country-complex="US" style:font-style-complex="italic"/>
    </style:style>
    <style:style style:name="Выделенная_20_цитата" style:display-name="Выделенная цитата" style:family="paragraph" style:parent-style-name="Standard" style:next-style-name="Standard">
      <style:paragraph-properties fo:margin="100%" fo:margin-left="0.65in" fo:margin-right="0.65in" fo:margin-top="0.139in" fo:margin-bottom="0.1945in" fo:line-height="115%" fo:text-indent="0in" style:auto-text-indent="false"/>
      <style:text-properties fo:color="#ceb966" style:font-name="Cambria" fo:font-size="11pt" fo:language="en" fo:country="US" fo:font-style="italic" fo:font-weight="bold" style:font-size-asian="11pt" style:font-style-asian="italic" style:font-weight-asian="bold" style:font-name-complex="Cambria" style:font-size-complex="11pt" style:language-complex="en" style:country-complex="US" style:font-style-complex="italic" style:font-weight-complex="bold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/>
    <style:style style:name="ConsPlusNormal" style:family="paragraph">
      <style:paragraph-properties fo:margin="100%" fo:margin-left="0in" fo:margin-right="0in" fo:margin-top="0in" fo:margin-bottom="0in" fo:orphans="0" fo:widows="0" fo:text-indent="0.5in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Times New Roman" style:font-size-asian="10pt" style:font-name-complex="Courier New" style:font-size-complex="10pt" style:language-complex="ar" style:country-complex="SA"/>
    </style:style>
    <style:style style:name="ConsPlusTitle" style:family="paragraph">
      <style:paragraph-properties fo:orphans="0" fo:widows="0" style:text-autospace="none"/>
      <style:text-properties style:use-window-font-color="true" style:font-name="Times New Roman" fo:font-size="12pt" fo:language="ru" fo:country="RU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ConsPlusCell" style:family="paragraph">
      <style:paragraph-properties fo:orphans="0" fo:widows="0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ConsPlusDocLis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Times New Roman" style:font-size-asian="10pt" style:font-name-complex="Courier New" style:font-size-complex="10pt" style:language-complex="ar" style:country-complex="SA"/>
    </style:style>
    <style:style style:name="ViipuriHeadingMain" style:family="paragraph" style:parent-style-name="Heading" style:class="text">
      <style:paragraph-properties fo:text-align="center" style:justify-single-word="false"/>
      <style:text-properties style:font-name="Nimbus Roman No9 L" fo:font-size="24pt" fo:font-weight="bold"/>
    </style:style>
    <style:style style:name="ViipuriPlainText" style:family="paragraph" style:parent-style-name="ViipuriHeadingMain" style:auto-update="true" style:class="text" style:master-page-name="">
      <style:paragraph-properties fo:margin-top="0in" fo:margin-bottom="0.0299in" fo:line-height="100%" fo:text-align="justify" style:justify-single-word="false" style:page-number="auto" fo:background-color="transparent" style:shadow="none">
        <style:tab-stops/>
        <style:background-image/>
      </style:paragraph-properties>
      <style:text-properties fo:color="#314004" style:font-name="DejaVu Sans" fo:font-size="10pt" fo:font-weight="normal"/>
    </style:style>
    <style:style style:name="ViipuriHeadingChapter" style:family="paragraph" style:parent-style-name="ViipuriHeadingMain" style:class="text">
      <style:paragraph-properties fo:margin-top="0.1in" fo:margin-bottom="0.2098in" fo:background-color="transparent">
        <style:background-image/>
      </style:paragraph-properties>
      <style:text-properties style:font-name="DejaVu Sans1" fo:font-size="12pt"/>
    </style:style>
    <style:style style:name="ViipuriHeadingArticle" style:family="paragraph" style:parent-style-name="ViipuriHeadingMain" style:auto-update="true" style:class="text">
      <style:paragraph-properties fo:margin-top="0.0598in" fo:margin-bottom="0.0902in" fo:text-align="start" style:justify-single-word="false"/>
      <style:text-properties style:font-name="DejaVu Sans" fo:font-size="11pt" fo:font-weight="norma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ae9638"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ceb966" style:font-name="Calibri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ceb966" style:font-name="Calibri" fo:font-weight="bold" style:font-name-asian="Times New Roman" style:font-weight-asian="bold" style:font-name-complex="Times New Roman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color="#ceb966" style:font-name="Calibri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color="#746325" style:font-name="Calibri" style:font-name-asian="Times New Roman" style:font-name-complex="Times New Roman"/>
    </style:style>
    <style:style style:name="Заголовок_20_6_20_Знак" style:display-name="Заголовок 6 Знак" style:family="text" style:parent-style-name="Основной_20_шрифт_20_абзаца">
      <style:text-properties fo:color="#746325" style:font-name="Calibri" fo:font-style="italic" style:font-name-asian="Times New Roman" style:font-style-asian="italic" style:font-name-complex="Times New Roman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libri" fo:font-style="italic" style:font-name-asian="Times New Roman" style:font-style-asian="italic" style:font-name-complex="Times New Roman" style:font-style-complex="italic"/>
    </style:style>
    <style:style style:name="Заголовок_20_8_20_Знак" style:display-name="Заголовок 8 Знак" style:family="text" style:parent-style-name="Основной_20_шрифт_20_абзаца">
      <style:text-properties fo:color="#ceb966" style:font-name="Calibri" fo:font-size="10pt" style:font-name-asian="Times New Roman" style:font-size-asian="10pt" style:font-name-complex="Times New Roman" style:font-size-complex="10pt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libri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fo:color="#4e4d51" style:font-name="Calibri" fo:font-size="26pt" fo:letter-spacing="0.0035in" style:letter-kerning="true" style:font-name-asian="Times New Roman" style:font-size-asian="26pt" style:font-name-complex="Times New Roman" style:font-size-complex="26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ceb966" style:font-name="Calibri" fo:font-size="12pt" fo:letter-spacing="0.0102in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Цитата_20_2_20_Знак" style:display-name="Цитата 2 Знак" style:family="text" style:parent-style-name="Основной_20_шрифт_20_абзаца">
      <style:text-properties fo:color="#000000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ceb966" fo:font-style="italic" fo:font-weight="bold" style:font-style-asian="italic" style:font-weight-asian="bold" style:font-style-complex="italic" style:font-weight-complex="bold"/>
    </style:style>
    <style:style style:name="Слабое_20_выделение" style:display-name="Слабое выделение" style:family="text" style:parent-style-name="Основной_20_шрифт_20_абзаца">
      <style:text-properties fo:color="#808080" fo:font-style="italic" style:font-style-asian="italic" style:font-style-complex="italic"/>
    </style:style>
    <style:style style:name="Сильное_20_выделение" style:display-name="Сильное выделение" style:family="text" style:parent-style-name="Основной_20_шрифт_20_абзаца">
      <style:text-properties fo:color="#ceb966" fo:font-style="italic" fo:font-weight="bold" style:font-style-asian="italic" style:font-weight-asian="bold" style:font-style-complex="italic" style:font-weight-complex="bold"/>
    </style:style>
    <style:style style:name="Слабая_20_ссылка" style:display-name="Слабая ссылка" style:family="text" style:parent-style-name="Основной_20_шрифт_20_абзаца">
      <style:text-properties fo:font-variant="small-caps" fo:color="#9cb084" style:text-underline-style="solid" style:text-underline-width="auto" style:text-underline-color="font-color"/>
    </style:style>
    <style:style style:name="Сильная_20_ссылка" style:display-name="Сильная ссылка" style:family="text" style:parent-style-name="Основной_20_шрифт_20_абзаца">
      <style:text-properties fo:font-variant="small-caps" fo:color="#9cb084" fo:letter-spacing="0.0035in" style:text-underline-style="solid" style:text-underline-width="auto" style:text-underline-color="font-color" fo:font-weight="bold" style:font-weight-asian="bold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="0.3902in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S</meta:editing-duration>
    <meta:editing-cycles>5</meta:editing-cycles>
    <meta:generator>LibreOffice/3.5$Linux_X86_64 LibreOffice_project/350m1$Build-2</meta:generator>
    <dc:date>2012-08-03T00:16:28</dc:date>
    <meta:document-statistic meta:table-count="0" meta:image-count="0" meta:object-count="0" meta:page-count="1" meta:paragraph-count="1" meta:word-count="21" meta:character-count="161" meta:non-whitespace-character-count="141"/>
    <meta:user-defined meta:name="Info 1"/>
    <meta:user-defined meta:name="Info 2"/>
    <meta:user-defined meta:name="Info 3"/>
    <meta:user-defined meta:name="Info 4"/>
  </office:meta>
</office:document-meta>
</file>